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165f" officeooo:paragraph-rsid="000b165f"/>
    </style:style>
    <style:style style:name="P2" style:family="paragraph" style:parent-style-name="Standard">
      <style:text-properties officeooo:rsid="000b165f" officeooo:paragraph-rsid="001211cb"/>
    </style:style>
    <style:style style:name="P3" style:family="paragraph" style:parent-style-name="Standard">
      <style:text-properties officeooo:rsid="000ba94a" officeooo:paragraph-rsid="000ba94a"/>
    </style:style>
    <style:style style:name="P4" style:family="paragraph" style:parent-style-name="Standard">
      <style:text-properties officeooo:rsid="000d6a8d" officeooo:paragraph-rsid="000d6a8d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0b165f" officeooo:paragraph-rsid="000b165f"/>
    </style:style>
    <style:style style:name="P6" style:family="paragraph" style:parent-style-name="Standard">
      <style:text-properties officeooo:rsid="001871ec" officeooo:paragraph-rsid="001871ec"/>
    </style:style>
    <style:style style:name="P7" style:family="paragraph" style:parent-style-name="Standard">
      <style:text-properties officeooo:rsid="001871ec" officeooo:paragraph-rsid="001871ec"/>
    </style:style>
    <style:style style:name="P8" style:family="paragraph" style:parent-style-name="Standard">
      <style:text-properties officeooo:rsid="000d6a8d" officeooo:paragraph-rsid="000d6a8d"/>
    </style:style>
    <style:style style:name="P9" style:family="paragraph" style:parent-style-name="Standard">
      <style:text-properties officeooo:rsid="000c41a7" officeooo:paragraph-rsid="002b71c5"/>
    </style:style>
    <style:style style:name="P10" style:family="paragraph" style:parent-style-name="Standard">
      <style:text-properties officeooo:rsid="002b71c5" officeooo:paragraph-rsid="002b71c5"/>
    </style:style>
    <style:style style:name="P11" style:family="paragraph" style:parent-style-name="Standard">
      <style:text-properties officeooo:rsid="002b71c5" officeooo:paragraph-rsid="002b7e48"/>
    </style:style>
    <style:style style:name="P12" style:family="paragraph" style:parent-style-name="Standard">
      <style:text-properties officeooo:rsid="000b165f" officeooo:paragraph-rsid="000b165f"/>
    </style:style>
    <style:style style:name="P13" style:family="paragraph" style:parent-style-name="Standard">
      <style:text-properties officeooo:rsid="000b165f" officeooo:paragraph-rsid="001c4ecf"/>
    </style:style>
    <style:style style:name="T1" style:family="text">
      <style:text-properties officeooo:rsid="000c3ba2"/>
    </style:style>
    <style:style style:name="T2" style:family="text">
      <style:text-properties officeooo:rsid="000f236c"/>
    </style:style>
    <style:style style:name="T3" style:family="text">
      <style:text-properties officeooo:rsid="000f50f3"/>
    </style:style>
    <style:style style:name="T4" style:family="text">
      <style:text-properties officeooo:rsid="00129227"/>
    </style:style>
    <style:style style:name="T5" style:family="text">
      <style:text-properties officeooo:rsid="00251b18"/>
    </style:style>
    <style:style style:name="T6" style:family="text">
      <style:text-properties officeooo:rsid="002a77c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b71c5"/>
    </style:style>
    <style:style style:name="T9" style:family="text">
      <style:text-properties officeooo:rsid="002b7e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etto: Seagull Review</text:p>
      <text:p text:style-name="P1">Codice Progetto: 0</text:p>
      <text:p text:style-name="P1">Data: 11/02/2019</text:p>
      <text:p text:style-name="P1">Cliente: Mercato</text:p>
      <text:p text:style-name="P1">Sponsor: ITIS Galilei</text:p>
      <text:p text:style-name="P1"/>
      <text:p text:style-name="P1"/>
      <text:p text:style-name="P1"/>
      <text:p text:style-name="P1">1. OBIETTIVI</text:p>
      <text:p text:style-name="P1">Realizzare una piattaforma di recensioni per film, serie televisive, libri </text:p>
      <text:p text:style-name="P1">e musica, <text:span text:style-name="T2">la</text:span> quale permetta la ricerca, il salvataggio <text:span text:style-name="T3">e la recensione </text:span>di contenuti </text:p>
      <text:p text:style-name="P1">ritenuti interessanti da eventuali utenti registrati.</text:p>
      <text:p text:style-name="P1"/>
      <text:p text:style-name="P1"/>
      <text:p text:style-name="P1">2. PRINCIPALI DELIVERABLE</text:p>
      <text:p text:style-name="P1">Progettazione: analisi e specifiche</text:p>
      <text:p text:style-name="P3">Progettazione: creazione e popolamento di un Data<text:span text:style-name="T1">b</text:span>ase</text:p>
      <text:p text:style-name="P1">Progettazione: interfaccia utente</text:p>
      <text:p text:style-name="P1">Esecuzione: programma applicativo</text:p>
      <text:p text:style-name="P1"/>
      <text:p text:style-name="P1"/>
      <text:p text:style-name="P1">3. MILESTONE<text:span text:style-name="T5">S</text:span></text:p>
      <text:p text:style-name="P2"><text:span text:style-name="T4">P</text:span>ianificazione</text:p>
      <text:p text:style-name="P1">Progetto software </text:p>
      <text:p text:style-name="P1">Programma applicativo</text:p>
      <text:p text:style-name="P1"/>
      <text:p text:style-name="P1"/>
      <text:p text:style-name="P1">4. TEMPISTICA PRELIMINARE</text:p>
      <text:p text:style-name="P5"/>
      <text:p text:style-name="P1"/>
      <text:p text:style-name="P1">5. STRUTTURA ORGANIZZATIVA</text:p>
      <text:p text:style-name="P1">Il Project Manager sarà <text:span text:style-name="T7">Lorenzo Trimboli</text:span></text:p>
      <text:p text:style-name="P1">Il vice Project Manage<text:span text:style-name="T6">r</text:span> sarà <text:span text:style-name="T7">Gabriele Signorini</text:span></text:p>
      <text:p text:style-name="P1">Il team di progetto sarà composto da altre 3 persone: </text:p>
      <text:p text:style-name="P1">Alessandro Formichella, Gaia Mirabelli e Filippo Campo</text:p>
      <text:p text:style-name="P6">Il lavoro verrà diviso in<text:span text:style-name="T8">(secondo l’organigramma RACI)</text:span>:</text:p>
      <text:p text:style-name="P6"/>
      <text:p text:style-name="P6"/>
      <text:p text:style-name="P13"/>
      <text:p text:style-name="P9">6. AUTORIZZAZIONE</text:p>
      <text:p text:style-name="P4">Approvato da: Freschi Cinzia, Toncelli Monica</text:p>
      <text:p text:style-name="P4"/>
      <text:p text:style-name="P10"/>
      <text:p text:style-name="P10">7.PIANO DI PROGETTO</text:p>
      <text:p text:style-name="P11">Il progetto verrà diviso in varie fasi attraverso l’uso dello schema WBS:</text:p>
      <text:p text:style-name="P11"/>
      <text:p text:style-name="P11"/>
      <text:p text:style-name="P11"><text:span text:style-name="T9">8.ANALISI DEI RISCHI</text:span>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2:18:18.834000000</meta:creation-date>
    <dc:date>2019-03-11T13:58:18.532000000</dc:date>
    <meta:editing-duration>PT53M56S</meta:editing-duration>
    <meta:editing-cycles>34</meta:editing-cycles>
    <meta:generator>LibreOffice/5.2.3.3$Windows_X86_64 LibreOffice_project/d54a8868f08a7b39642414cf2c8ef2f228f780cf</meta:generator>
    <meta:document-statistic meta:table-count="0" meta:image-count="0" meta:object-count="0" meta:page-count="1" meta:paragraph-count="30" meta:word-count="141" meta:character-count="1040" meta:non-whitespace-character-count="924"/>
  </office:meta>
</office:document-meta>
</file>